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text:p>
          </table:table-cell>
          <table:table-cell office:value-type="string" calcext:value-type="string">
            <text:p>Creative “Sound Blaster” box</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table:number-columns-repeated="3"/>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3">00/00/0000</text:date>, <text:time style:data-style-name="N2" text:time-value="20:19:33.4635192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3T23:37:14.755194492</dc:date>
    <meta:editing-duration>PT10H26M37S</meta:editing-duration>
    <meta:editing-cycles>138</meta:editing-cycles>
    <meta:generator>LibreOffice/5.2.3.3$Linux_X86_64 LibreOffice_project/20m0$Build-3</meta:generator>
    <meta:document-statistic meta:table-count="3" meta:cell-count="11822" meta:object-count="0"/>
  </office:meta>
</office:document-meta>
</file>